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>
            <text:p>Bc 2013, fuente iee (actas)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munn</text:p>
          </table:table-cell>
          <table:table-cell office:value-type="string">
            <text:p>mun</text:p>
          </table:table-cell>
          <table:table-cell office:value-type="string">
            <text:p>pan-prd-panal-pebc</text:p>
          </table:table-cell>
          <table:table-cell/>
          <table:table-cell office:value-type="string">
            <text:p>pri-pvem-pt-pes</text:p>
          </table:table-cell>
          <table:table-cell/>
          <table:table-cell office:value-type="string">
            <text:p>mc</text:p>
          </table:table-cell>
          <table:table-cell/>
          <table:table-cell office:value-type="string">
            <text:p>nr</text:p>
          </table:table-cell>
          <table:table-cell office:value-type="string">
            <text:p>nul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ensenada</text:p>
          </table:table-cell>
          <table:table-cell office:value-type="float" office:value="47284">
            <text:p>47284</text:p>
          </table:table-cell>
          <table:table-cell table:formula="of:=+[.C3]" office:value-type="string" office:string-value="pan-prd-panal-pebc">
            <text:p>pan-prd-panal-pebc</text:p>
          </table:table-cell>
          <table:table-cell office:value-type="float" office:value="77564">
            <text:p>77564</text:p>
          </table:table-cell>
          <table:table-cell table:formula="of:=+[.E3]" office:value-type="string" office:string-value="pri-pvem-pt-pes">
            <text:p>pri-pvem-pt-pes</text:p>
          </table:table-cell>
          <table:table-cell office:value-type="float" office:value="7546">
            <text:p>7546</text:p>
          </table:table-cell>
          <table:table-cell table:formula="of:=+[.G3]" office:value-type="string" office:string-value="mc">
            <text:p>mc</text:p>
          </table:table-cell>
          <table:table-cell office:value-type="float" office:value="498">
            <text:p>498</text:p>
          </table:table-cell>
          <table:table-cell office:value-type="float" office:value="4632">
            <text:p>463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mexicali</text:p>
          </table:table-cell>
          <table:table-cell office:value-type="float" office:value="133220">
            <text:p>133220</text:p>
          </table:table-cell>
          <table:table-cell table:formula="of:=+[.D4]" office:value-type="string" office:string-value="pan-prd-panal-pebc">
            <text:p>pan-prd-panal-pebc</text:p>
          </table:table-cell>
          <table:table-cell office:value-type="float" office:value="111225">
            <text:p>111225</text:p>
          </table:table-cell>
          <table:table-cell table:formula="of:=+[.F4]" office:value-type="string" office:string-value="pri-pvem-pt-pes">
            <text:p>pri-pvem-pt-pes</text:p>
          </table:table-cell>
          <table:table-cell office:value-type="float" office:value="17944">
            <text:p>17944</text:p>
          </table:table-cell>
          <table:table-cell table:formula="of:=+[.H4]" office:value-type="string" office:string-value="mc">
            <text:p>mc</text:p>
          </table:table-cell>
          <table:table-cell office:value-type="float" office:value="888">
            <text:p>888</text:p>
          </table:table-cell>
          <table:table-cell office:value-type="float" office:value="8194">
            <text:p>8194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tecate</text:p>
          </table:table-cell>
          <table:table-cell office:value-type="float" office:value="14518">
            <text:p>14518</text:p>
          </table:table-cell>
          <table:table-cell table:formula="of:=+[.D5]" office:value-type="string" office:string-value="pan-prd-panal-pebc">
            <text:p>pan-prd-panal-pebc</text:p>
          </table:table-cell>
          <table:table-cell office:value-type="float" office:value="16959">
            <text:p>16959</text:p>
          </table:table-cell>
          <table:table-cell table:formula="of:=+[.F5]" office:value-type="string" office:string-value="pri-pvem-pt-pes">
            <text:p>pri-pvem-pt-pes</text:p>
          </table:table-cell>
          <table:table-cell office:value-type="float" office:value="1216">
            <text:p>1216</text:p>
          </table:table-cell>
          <table:table-cell table:formula="of:=+[.H5]" office:value-type="string" office:string-value="mc">
            <text:p>mc</text:p>
          </table:table-cell>
          <table:table-cell office:value-type="float" office:value="104">
            <text:p>104</text:p>
          </table:table-cell>
          <table:table-cell office:value-type="float" office:value="879">
            <text:p>87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tijuana</text:p>
          </table:table-cell>
          <table:table-cell office:value-type="float" office:value="200320">
            <text:p>200320</text:p>
          </table:table-cell>
          <table:table-cell table:formula="of:=+[.D6]" office:value-type="string" office:string-value="pan-prd-panal-pebc">
            <text:p>pan-prd-panal-pebc</text:p>
          </table:table-cell>
          <table:table-cell office:value-type="float" office:value="230200">
            <text:p>230200</text:p>
          </table:table-cell>
          <table:table-cell table:formula="of:=+[.F6]" office:value-type="string" office:string-value="pri-pvem-pt-pes">
            <text:p>pri-pvem-pt-pes</text:p>
          </table:table-cell>
          <table:table-cell office:value-type="float" office:value="19964">
            <text:p>19964</text:p>
          </table:table-cell>
          <table:table-cell table:formula="of:=+[.H6]" office:value-type="string" office:string-value="mc">
            <text:p>mc</text:p>
          </table:table-cell>
          <table:table-cell office:value-type="float" office:value="1645">
            <text:p>1645</text:p>
          </table:table-cell>
          <table:table-cell office:value-type="float" office:value="12363">
            <text:p>12363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playas de rosarito</text:p>
          </table:table-cell>
          <table:table-cell office:value-type="float" office:value="18145">
            <text:p>18145</text:p>
          </table:table-cell>
          <table:table-cell table:formula="of:=+[.D7]" office:value-type="string" office:string-value="pan-prd-panal-pebc">
            <text:p>pan-prd-panal-pebc</text:p>
          </table:table-cell>
          <table:table-cell office:value-type="float" office:value="13007">
            <text:p>13007</text:p>
          </table:table-cell>
          <table:table-cell table:formula="of:=+[.F7]" office:value-type="string" office:string-value="pri-pvem-pt-pes">
            <text:p>pri-pvem-pt-pes</text:p>
          </table:table-cell>
          <table:table-cell office:value-type="float" office:value="1351">
            <text:p>1351</text:p>
          </table:table-cell>
          <table:table-cell table:formula="of:=+[.H7]" office:value-type="string" office:string-value="mc">
            <text:p>mc</text:p>
          </table:table-cell>
          <table:table-cell office:value-type="float" office:value="67">
            <text:p>67</text:p>
          </table:table-cell>
          <table:table-cell office:value-type="float" office:value="875">
            <text:p>875</text:p>
          </table:table-cell>
        </table:table-row>
        <table:table-row table:style-name="ro2" table:number-rows-repeated="1048567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3:Sheet1.J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3-11-13T22:02:47</meta:creation-date>
    <dc:date>2013-11-13T22:24:05</dc:date>
    <dc:creator>Eric Magar</dc:creator>
    <meta:editing-duration>PT8M21S</meta:editing-duration>
    <meta:editing-cycles>5</meta:editing-cycles>
    <meta:generator>LibreOffice/3.5$Linux_X86_64 LibreOffice_project/350m1$Build-2</meta:generator>
    <meta:document-statistic meta:table-count="3" meta:cell-count="58" meta:object-count="0"/>
  </office:meta>
</office:document-meta>
</file>